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raktikum 3:</text:p>
      <text:p text:style-name="Standard"/>
      <text:p text:style-name="Standard">Auf Blatt </text:p>
      <text:p text:style-name="Standard"/>
      <text:p text:style-name="Standard">Aufgabe 1:</text:p>
      <text:p text:style-name="Standard"/>
      <text:p text:style-name="Standard">Der Befehl LSR R0, R1, #3 ist eine arithmetische funktion welche "Logical shift right" heißt, also </text:p>
      <text:p text:style-name="Standard">werden alle bits um einen bestimmten Wert #x nach rechts verschoben. </text:p>
      <text:p text:style-name="Standard">Wenn ein Bit aus dem register geschoben wird, dann wir dieser veloren. Von dem most significant bit aus werden bits nachgeschoben, in diesem Fall werden immer 0 nachgeschoben. </text:p>
      <text:p text:style-name="Standard"/>
      <text:p text:style-name="Standard">In kurz, Die 32 Bitabfolge wird um 3 bit verschoben und der rest wird mit Nullen nachgeschoben</text:p>
      <text:p text:style-name="Standard"/>
      <text:p text:style-name="Standard">RSBS R0,R1,R1,LSL #2 </text:p>
      <text:p text:style-name="Standard">LSL #2 ist eine arithmetische funktion welche die 32 <text:s/>Bitreihenfolge, um 2 <text:s/>Bits nach links verschiebt aber dabei die Statusbits erhält, indem 1 oder 0 nachgeschoben wird, je Statusbits.</text:p>
      <text:p text:style-name="Standard"/>
      <text:p text:style-name="Standard">Diese nach Links verschobene zahl ist praktisch das 2^2 multiplizierte der originalen Zahl, welche in R1 war. </text:p>
      <text:p text:style-name="Standard"/>
      <text:p text:style-name="Standard">Diese Zahl wird wir in umgekehrter Reihenfolge mit R1 subtrahiert und in R0 gespeichert, dabei werden die Statusbits in den CSRP gespeichert</text:p>
      <text:p text:style-name="Standard"/>
      <text:p text:style-name="Standard">Aufgabe 2:</text:p>
      <text:p text:style-name="Standard"/>
      <text:p text:style-name="Standard">N: Negativ</text:p>
      <text:p text:style-name="Standard">Das negativ Statusbit wird bei einer rechnung oder logischen operation gesetzt, wenn sich der Sign des Wertes verändert.</text:p>
      <text:p text:style-name="Standard">Z.b: 1-2 = -1 </text:p>
      <text:p text:style-name="Standard">In dem BSP wird das Signbit durch die operation von 0 auf 1 verändert</text:p>
      <text:p text:style-name="Standard"/>
      <text:p text:style-name="Standard">Z: </text:p>
      <text:p text:style-name="Standard">Das zero Statusbit wird bei rechnungen oder logischen Operationen ausgegeben, wenn eine operation NULL ergibt </text:p>
      <text:p text:style-name="Standard">Z.b. 0+0 </text:p>
      <text:p text:style-name="Standard"/>
      <text:p text:style-name="Standard">C:</text:p>
      <text:p text:style-name="Standard">Das carry bit wird gesetzt bei operationen, wenn diese eine nicht anzeigbare, zu große Zahl ergeben.</text:p>
      <text:p text:style-name="Standard">Mann kann es aber auch ohne overflow ausgeben, indem man 7FFFFFFFF + FFFFFFFF miteinader verrechnet, die Zahl ist anzeigbar aber setzt den Carry, da bei der operation zwar ein overflow aber die Zahl die angezeigt wird ist noch anzeigbar. </text:p>
      <text:p text:style-name="Standard"/>
      <text:p text:style-name="Standard">V: </text:p>
      <text:p text:style-name="Standard">Das overflow Bit zeigt das eine Operation eine zu große oder zu kleine Zahl nicht angezeigt werden kann.</text:p>
      <text:p text:style-name="Standard">BSP:</text:p>
      <text:p text:style-name="Standard">ADDS R0, R1, R2</text:p>
      <text:p text:style-name="Standard">LSRS R0, #1 </text:p>
      <text:p text:style-name="Standard">Als erst wird ein Overflow und das Negativ Flag gesetzt, dann mit shift das negativ Flag entfernt:</text:p>
      <text:p text:style-name="Standard"/>
      <text:p text:style-name="Standard"><text:soft-page-break/></text:p>
      <text:p text:style-name="Standard"/>
      <text:p text:style-name="Standard"/>
      <text:p text:style-name="Standard">Aufgabe 3: </text:p>
      <text:p text:style-name="Standard"/>
      <text:p text:style-name="Standard"/>
      <text:p text:style-name="Standard"/>
      <text:p text:style-name="Standard">Aufgabe 4:</text:p>
      <text:p text:style-name="Standard"/>
      <text:p text:style-name="Standard">Um das zweier.compliment einer Zahl zu bilden, so muss man Alle bits flippen und die gebitflippete Zahl um 1 addieren. </text:p>
      <text:p text:style-name="Standard"/>
      <text:p text:style-name="Standard">Aufgabe 5:</text:p>
      <text:p text:style-name="Standard">Methoden, um das 2er Kompliment zu simulieren:</text:p>
      <text:p text:style-name="Standard"/>
      <text:p text:style-name="Standard"/>
      <text:p text:style-name="Standard">Multiplizieren mit -1</text:p>
      <text:p text:style-name="Standard">R4, #1</text:p>
      <text:p text:style-name="Standard">R9 = /</text:p>
      <text:p text:style-name="Standard">R8 = /</text:p>
      <text:p text:style-name="Standard"/>
      <text:p text:style-name="Standard"/>
      <text:p text:style-name="Standard">Mov R8, R4 </text:p>
      <text:p text:style-name="Standard">Mov R9, R1</text:p>
      <text:p text:style-name="Standard">Mul R4,R8,R9 </text:p>
      <text:p text:style-name="Standard"/>
      <text:p text:style-name="Standard">Das doppelte der zahl von sich abziehen</text:p>
      <text:p text:style-name="Standard"/>
      <text:p text:style-name="Standard">Sub R5, R5, R5, LSL #1;</text:p>
      <text:p text:style-name="Standard"/>
      <text:p text:style-name="Standard">Die Zahl von 0 abziehen</text:p>
      <text:p text:style-name="Standard"/>
      <text:p text:style-name="Standard">RSB R6, R6, #0;</text:p>
      <text:p text:style-name="Standard"/>
      <text:p text:style-name="Standard">Das 1er kompliment bilden und diese dann um 1 addieren</text:p>
      <text:p text:style-name="Standard"/>
      <text:p text:style-name="Standard">Mvn R7,R7</text:p>
      <text:p text:style-name="Standard">ADDS R7,#1</text:p>
      <text:p text:style-name="Standard"/>
      <text:p text:style-name="Standard"/>
      <text:p text:style-name="Standard"/>
      <text:p text:style-name="Standard">Zusatzaufgabe 2:</text:p>
      <text:p text:style-name="Standard"/>
      <text:p text:style-name="Standard">Idee: </text:p>
      <text:p text:style-name="Standard">Man nehme sich die beiden Zahlen und addiert sie jeweils mit einander und zieht dann bei dem jeweils anderen um die gleiche Zahl wieder ab</text:p>
      <text:p text:style-name="Standard"/>
      <text:p text:style-name="Preformatted_20_Text"><text:bookmark text:name="LC11"/>main:</text:p>
      <text:p text:style-name="Preformatted_20_Text"><text:bookmark text:name="LC12"/><text:s text:c="8"/>ldr <text:s text:c="4"/>r1, =0x1234ABCD</text:p>
      <text:p text:style-name="Preformatted_20_Text"><text:bookmark text:name="LC13"/><text:s text:c="8"/>ldr <text:s text:c="4"/>r2, =0xDCBA4321</text:p>
      <text:p text:style-name="Preformatted_20_Text"><text:bookmark text:name="LC14"/>@ hier Ihre Loesung ergaenzen</text:p>
      <text:p text:style-name="Preformatted_20_Text"><text:bookmark text:name="LC15"/><text:s text:c="8"/>ADD <text:s text:c="4"/>r1, r1, r2 <text:s text:c="5"/>@ Addiere beide Zahlen</text:p>
      <text:p text:style-name="Preformatted_20_Text"><text:bookmark text:name="LC16"/><text:s text:c="8"/>SUB <text:s text:c="4"/>r2, r1, r2 <text:s text:c="5"/>@ Ziehe die eine Zahl von der Summe ab,</text:p>
      <text:p text:style-name="Preformatted_20_Text"><text:bookmark text:name="LC17"/><text:s text:c="8"/>SUB <text:s text:c="4"/>r1, r1, r2 <text:s text:c="5"/>@ um die andere Zahl zu erhalten</text:p>
      <text:p text:style-name="Preformatted_20_Text"><text:bookmark text:name="LC18"/><text:soft-page-break/></text:p>
      <text:p text:style-name="Preformatted_20_Text"><text:bookmark text:name="LC19"/></text:p>
      <text:p text:style-name="P1"><text:bookmark text:name="LC20"/><text:s text:c="8"/>bx <text:s text:c="5"/>lr <text:s text:c="5"/>@ Ruecksprung zum aufrufenden Program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8M10S</meta:editing-duration>
    <meta:editing-cycles>9</meta:editing-cycles>
    <meta:generator>OpenOffice/4.1.11$Win32 OpenOffice.org_project/4111m1$Build-9808</meta:generator>
    <dc:date>2022-06-15T17:30:54.99</dc:date>
    <meta:document-statistic meta:table-count="0" meta:image-count="0" meta:object-count="0" meta:page-count="3" meta:paragraph-count="58" meta:word-count="474" meta:character-count="2797"/>
    <meta:user-defined meta:name="Info 1"/>
    <meta:user-defined meta:name="Info 2"/>
    <meta:user-defined meta:name="Info 3"/>
    <meta:user-defined meta:name="Info 4"/>
  </office:meta>
</office:document-meta>
</file>